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7a900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682d3" style:font-weight-asian="normal" style:font-weight-complex="normal"/>
    </style:style>
    <style:style style:name="P5" style:family="paragraph" style:parent-style-name="Standard">
      <style:text-properties officeooo:paragraph-rsid="0017a900"/>
    </style:style>
    <style:style style:name="P6" style:family="paragraph" style:parent-style-name="Standard">
      <style:text-properties officeooo:paragraph-rsid="00198b90"/>
    </style:style>
    <style:style style:name="P7" style:family="paragraph" style:parent-style-name="Standard">
      <style:text-properties officeooo:paragraph-rsid="001ca4c9"/>
    </style:style>
    <style:style style:name="P8" style:family="paragraph" style:parent-style-name="Standard">
      <style:paragraph-properties fo:break-before="page"/>
      <style:text-properties officeooo:paragraph-rsid="001682d3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bold" style:font-weight-asian="bold" style:font-weight-complex="bold"/>
    </style:style>
    <style:style style:name="P12" style:family="paragraph" style:parent-style-name="Standard" style:list-style-name="L5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1682d3" style:font-weight-asian="normal" style:font-weight-complex="normal"/>
    </style:style>
    <style:style style:name="P15" style:family="paragraph" style:parent-style-name="Standard">
      <style:text-properties fo:font-weight="normal" officeooo:rsid="0017a900" style:font-weight-asian="normal" style:font-weight-complex="normal"/>
    </style:style>
    <style:style style:name="P16" style:family="paragraph" style:parent-style-name="Standard">
      <style:text-properties fo:font-weight="normal" officeooo:rsid="001ca4c9" officeooo:paragraph-rsid="0017a900" style:font-weight-asian="normal" style:font-weight-complex="normal"/>
    </style:style>
    <style:style style:name="P17" style:family="paragraph" style:parent-style-name="Standard">
      <style:text-properties officeooo:rsid="001ca4c9" officeooo:paragraph-rsid="001ca4c9"/>
    </style:style>
    <style:style style:name="P18" style:family="paragraph" style:parent-style-name="Standard" style:list-style-name="L4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82d3" style:font-weight-asian="normal" style:font-weight-complex="normal"/>
    </style:style>
    <style:style style:name="T3" style:family="text">
      <style:text-properties fo:font-weight="normal" officeooo:rsid="0017a900" style:font-weight-asian="normal" style:font-weight-complex="normal"/>
    </style:style>
    <style:style style:name="T4" style:family="text">
      <style:text-properties fo:font-weight="normal" officeooo:rsid="00198b90" style:font-weight-asian="normal" style:font-weight-complex="normal"/>
    </style:style>
    <style:style style:name="T5" style:family="text">
      <style:text-properties fo:font-weight="normal" officeooo:rsid="001ac996" style:font-weight-asian="normal" style:font-weight-complex="normal"/>
    </style:style>
    <style:style style:name="T6" style:family="text">
      <style:text-properties fo:font-weight="normal" officeooo:rsid="001ca4c9" style:font-weight-asian="normal" style:font-weight-complex="normal"/>
    </style:style>
    <style:style style:name="T7" style:family="text">
      <style:text-properties fo:font-weight="normal" officeooo:rsid="001d6883" style:font-weight-asian="normal" style:font-weight-complex="normal"/>
    </style:style>
    <style:style style:name="T8" style:family="text">
      <style:text-properties officeooo:rsid="001682d3"/>
    </style:style>
    <style:style style:name="T9" style:family="text">
      <style:text-properties officeooo:rsid="0017a900"/>
    </style:style>
    <style:style style:name="T10" style:family="text">
      <style:text-properties officeooo:rsid="00198b90"/>
    </style:style>
    <style:style style:name="T11" style:family="text">
      <style:text-properties officeooo:rsid="001ca4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ícios Teóricos </text:p>
      <text:list xml:id="list2162436266" text:style-name="L1">
        <text:list-item>
          <text:p text:style-name="P9">Explique a necessidade da existência de instruções privilegiadas no suporte à realização do sistema operativo.</text:p>
        </text:list-item>
      </text:list>
      <text:p text:style-name="P1"><text:tab/><text:span text:style-name="T1">Existem instruções </text:span><text:span text:style-name="T7">privilegiadas</text:span><text:span text:style-name="T1"> de forma a evitar que sejam executadas instruções sobre o kernel sem que sejam utilizadas as instruções da API do SO. Desta forma é possível manter uma camada de abstracção entre camada do Sistema Operativo e a camada do Hardware. </text:span></text:p>
      <text:p text:style-name="P3"><text:tab/>Qualquer chamada deverá ser executada através de uma chamada ao sistema (em modo Utilizador) que por seu lado sabe como traduzir essa chamada em instruções que comunicam com o hardware do sistema (portos I/O, memória, etc).</text:p>
      <text:p text:style-name="P3"><text:tab/>Evita-se desta forma o acesso indiscriminado à memória (protegendo as zonas de memória que não alocada (pelo SO) aos processos), a acesso directo e desprotegido às componentes de hardware (procedendo à gestão desses recursos e controlando o acesso às interrupções <text:s/>do sistema operativo) e o acesso ao código de sistema (que poderia ser utilizado para tornar o sistema menos estável). </text:p>
      <text:p text:style-name="P3"><text:tab/>No modo Kernel (ou se de super user) o sistema operativo procede a acções que permitem que o seu código seja carregado para proceder ao arranque do sistema, que ganhe controlo do CPU através do “interrupt timer” e activar a protecção de acesso à memória.</text:p>
      <text:p text:style-name="Standard"/>
      <text:p text:style-name="Standard"/>
      <text:list xml:id="list280154271" text:style-name="L2">
        <text:list-item>
          <text:p text:style-name="P10">Nos sistemas operativos multiprogramados e multiutilizadores uma das acções realizadas, pelo núcleo, é a comutação de contexto (context switch). Diga em que consiste e em que circunstância é realizada. </text:p>
        </text:list-item>
      </text:list>
      <text:p text:style-name="P3"><text:tab/>O “context switch” consiste em guardar o estado de um processo e de restaurar esse processo mais tarde. Desta forma permite que múltiplos processo possam partilhar o mesmo processador, se este tiver disponibilidade.</text:p>
      <text:p text:style-name="P3"><text:tab/>É efectuado um “context switch” sempre que um processo esteja num modo idle (sem estar a fazer algo, ou então à espera de input). Assim é guardado o estado do processo, sendo este colocado na pilha de processos em “wait”, e quanto o processo estiver na pilha de processo em “ready” é recuperado o seu estado (da tabela PCB) e colocado em execução novamente.</text:p>
      <text:p text:style-name="Standard"/>
      <text:list xml:id="list1122498537" text:style-name="L3">
        <text:list-item>
          <text:p text:style-name="P11">No decorrer da execução de uma tarefa esta vai mudando de estado. Esses estados são definidos pela actividade corrente das tarefas e atribuídos pelo <text:s/>sistema operativo. Descreva, genericamente, os principais estados em que uma tarefa se pode encontrar assim como as possíveis transições entre estados.</text:p>
        </text:list-item>
      </text:list>
      <text:p text:style-name="P3"><text:tab/>Estado 'Wait': <text:span text:style-name="T8">Neste estado o processo está à espera de algum evento, seja o input do utilizador assim como ler de um periférico.</text:span></text:p>
      <text:p text:style-name="P4"><text:tab/>Estado 'Run': <text:span text:style-name="T8">Neste estado o processo está a executar o seu código (ou parte) durante o time-slice disponível.</text:span></text:p>
      <text:p text:style-name="P4"><text:tab/>Estado 'Ready': <text:span text:style-name="T8">Neste estado o processo está em condições de ser executado, mas está à espera que haja disponibilidade por parte do CPU para ser executado.</text:span></text:p>
      <text:p text:style-name="P1"><text:tab/><text:span text:style-name="T1">'Ready' → 'Run': </text:span><text:span text:style-name="T2">Através do algoritmo de escalonamento o processo pode passar a ser executado.</text:span></text:p>
      <text:p text:style-name="P3"><text:tab/>'Run' → 'Ready': <text:span text:style-name="T8">Acabou o time-slice atribuido, mas o procedimento ainda não foi finalizado</text:span></text:p>
      <text:p text:style-name="P3"><text:tab/>'Run' → 'Wait': <text:span text:style-name="T8">Fica à espera de um evento</text:span></text:p>
      <text:p text:style-name="P3"><text:tab/>'Wait' → 'Ready': <text:span text:style-name="T8">Quando ocorre um evento e fica pronto para ser executado</text:span></text:p>
      <text:list xml:id="list1426741447" text:style-name="L4">
        <text:list-item>
          <text:p text:style-name="P18">Nos sistemas operativos actuais existem, geralmente, os conceitos de tarefa e processo. Assim, o programador tem a possibilidade de modular as suas aplicações com base em múltiplos processos ou em múltiplas tarefas. Aponte as principais vantagens/desvantagens pela adopção de cada uma das alternativas.</text:p>
        </text:list-item>
      </text:list>
      <text:p text:style-name="P3"><text:tab/><text:span text:style-name="T8">Computacionalmente requer menos processamento criar uma tarefa, do que criar um processo.</text:span></text:p>
      <text:p text:style-name="P14"><text:tab/>Um processo tem os seus dados isolados dos outros processos do sistema. As tarefas partilham o mesmo espaço de endereçamento.</text:p>
      <text:p text:style-name="P14"><text:tab/>É mais complexo alternar entre processos, do que alternar entre tarefas dentro do mesmo processo. Se as tarefas forem de processos diferentes, é mais complexo pois pertencem a processos diferentes com espaços de endereçamento diferentes.</text:p>
      <text:p text:style-name="P3"><text:span text:style-name="T8"><text:tab/></text:span><text:span text:style-name="T9">As tarefas são sub-conjuntos de processos, pelo que podem haver múltiplas tarefas associadas a um processo, mas não existem múltiplos processos associados a uma única tarefa.</text:span></text:p>
      <text:p text:style-name="P15"><text:tab/>Aplicar o context-switch de tarefas dentro do mesmo processo é consideravelmente mais rápido do que em processos (uma vez que os processos têm mais informação para guardar e para repor)</text:p>
      <text:p text:style-name="P1"/>
      <text:p text:style-name="Standard"/>
      <text:list xml:id="list1600010395" text:style-name="L5">
        <text:list-item>
          <text:p text:style-name="P12">O sistema operativo multi<text:span text:style-name="T9">-</text:span>tarefa possui múltiplas tarefas em competição pelo(s) CPU(‘s). A decisão de qual a próxima tarefa a executar-se é responsabilidade do escalonador (scheduler). Num sistema que utilize um escalonamento com base no nível de prioridade das tarefas indique o que entende por preemptive scheduling e em que consiste o conceito de starvation.</text:p>
        </text:list-item>
      </text:list>
      <text:p text:style-name="P3"><text:tab/></text:p>
      <text:p text:style-name="P2"><text:span text:style-name="T1"><text:tab/></text:span><text:span text:style-name="T3">P</text:span><text:span text:style-name="T1">reemptive scheduling </text:span><text:span text:style-name="T3">(Escalonador Preventivo), </text:span><text:span text:style-name="T4">toma a iniciativa de interromper temporariamente uma tarefa para que outras possam ser executadas igualmente, distribuindo igualmente o tempo de utilização do CPU por todas as tarefas/processos existentes, para mais tarde o/a retomar.</text:span></text:p>
      <text:p text:style-name="P2"><text:span text:style-name="T4"><text:tab/></text:span><text:span text:style-name="T5">Num escalonador baseado em prioridades é utilizado um algoritmo SJF (shortest job first) em que é executado o processo/tarefa cuja prioridade é </text:span><text:span text:style-name="T6">definida pelo </text:span><text:span text:style-name="T5">próxim</text:span><text:span text:style-name="T6">o</text:span><text:span text:style-name="T5"> do tempo de </text:span><text:span text:style-name="T6">CPU </text:span><text:span text:style-name="T5">burst</text:span><text:span text:style-name="T6">.</text:span></text:p>
      <text:p text:style-name="P16"><text:tab/>Starvation consiste na situação de processos/tarefas de prioridade reduzida poderem raramente chegar a ser executados. Para evitar que esta situação ocorra pode-se proceder à acção de Aging, ou seja, aumentar a prioridade de processo com prioridade baixa que ainda não tenham sido executados em função do tempo que estão à espera.</text:p>
      <text:p text:style-name="Standard"/>
      <text:p text:style-name="Standard"/>
      <text:p text:style-name="Standard"/>
      <text:p text:style-name="P8"><text:a xlink:type="simple" xlink:href="http://en.wikipedia.org/wiki/Process_(computing)"><text:span text:style-name="T8">http://en.wikipedia.org/wiki/Process_(computing)</text:span></text:a></text:p>
      <text:p text:style-name="P5"><text:a xlink:type="simple" xlink:href="http://en.wikipedia.org/wiki/Thread_(computer_science"><text:span text:style-name="T9">http://en.wikipedia.org/wiki/Thread_(computer_science</text:span></text:a><text:a xlink:type="simple" xlink:href="http://en.wikipedia.org/wiki/Thread_(computer_science)"><text:span text:style-name="T9">)</text:span></text:a></text:p>
      <text:p text:style-name="P6"><text:a xlink:type="simple" xlink:href="http://en.wikipedia.org/wiki/Preemption_(computing)"><text:span text:style-name="T10">http://en.wikipedia.org/wiki/Preemption_(computing)</text:span></text:a></text:p>
      <text:p text:style-name="P7"><text:a xlink:type="simple" xlink:href="http://williamstallings.com/OS/OS6e.html"><text:span text:style-name="T11">http://williamstallings.com/OS/OS6e.html</text:span></text:a></text:p>
      <text:p text:style-name="P7"><text:a xlink:type="simple" xlink:href="http://williamstallings.com/"><text:span text:style-name="T11">http://williamstallings.com/</text:span>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0-10-17T11:46:58.71</meta:creation-date>
    <dc:date>2010-10-18T10:36:43</dc:date>
    <dc:creator>Nuno Cancelo</dc:creator>
    <meta:editing-duration>PT02H43M15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3" meta:paragraph-count="33" meta:word-count="843" meta:character-count="5551"/>
  </office:meta>
</office:document-meta>
</file>